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D400000028B68D4859D3F83CCF.png" manifest:media-type="image/png"/>
  <manifest:file-entry manifest:full-path="Pictures/100000000000028900000107DEF106DCF50E4645.png" manifest:media-type="image/png"/>
  <manifest:file-entry manifest:full-path="Pictures/10000000000002860000009267BF18793473958E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5862f" officeooo:paragraph-rsid="0005862f"/>
    </style:style>
    <style:style style:name="P2" style:family="paragraph" style:parent-style-name="Standard">
      <style:paragraph-properties fo:text-align="center" style:justify-single-word="false"/>
      <style:text-properties fo:font-size="22pt" officeooo:rsid="0005862f" officeooo:paragraph-rsid="0005862f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fo:font-size="22pt" officeooo:rsid="0005862f" officeooo:paragraph-rsid="0005862f" style:font-size-asian="22pt" style:font-size-complex="22pt" loext:padding="0.049cm" loext:border="0.06pt solid #000000"/>
    </style:style>
    <style:style style:name="P4" style:family="paragraph" style:parent-style-name="Standard">
      <style:paragraph-properties fo:text-align="center" style:justify-single-word="false"/>
      <style:text-properties fo:font-size="12pt" officeooo:rsid="0005862f" officeooo:paragraph-rsid="0005862f"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RAMAS</text:p>
      <text:p text:style-name="P2"/>
      <text:p text:style-name="P4"><draw:frame draw:style-name="fr1" draw:name="Imagen3" text:anchor-type="char" svg:x="0.529cm" svg:y="14.041cm" svg:width="17cm" svg:height="6.888cm" draw:z-index="2"><draw:image xlink:href="Pictures/100000000000028900000107DEF106DCF50E4645.png" xlink:type="simple" xlink:show="embed" xlink:actuate="onLoad" draw:mime-type="image/png"/></draw:frame>git log de UD03T02.</text:p>
      <text:p text:style-name="P4"/>
      <text:p text:style-name="P4"/>
      <text:p text:style-name="P4"/>
      <text:p text:style-name="P4"/>
      <text:p text:style-name="P4"><draw:frame draw:style-name="fr1" draw:name="Imagen2" text:anchor-type="char" svg:x="0.282cm" svg:y="1.695cm" svg:width="17cm" svg:height="0.938cm" draw:z-index="1"><draw:image xlink:href="Pictures/10000000000002D400000028B68D4859D3F83CCF.png" xlink:type="simple" xlink:show="embed" xlink:actuate="onLoad" draw:mime-type="image/png"/></draw:frame>git log de UD03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GIT MERGETOOL --TOOL=TKDIFF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862f" officeooo:paragraph-rsid="0005862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BORJA PE<draw:frame draw:style-name="Mfr1" draw:name="Imagen1" text:anchor-type="char" svg:x="0.459cm" svg:y="4.586cm" svg:width="17cm" svg:height="3.842cm" draw:z-index="0"><draw:image xlink:href="Pictures/10000000000002860000009267BF18793473958E.png" xlink:type="simple" xlink:show="embed" xlink:actuate="onLoad" draw:mime-type="image/png"/></draw:frame>LLICER<text:tab/><text:tab/>1DAW</text:p>
      </style:header>
      <style:footer>
        <text:p text:style-name="Footer"><text:tab/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4T12:31:08.684447187</meta:creation-date>
    <dc:date>2023-11-14T12:35:36.649404089</dc:date>
    <meta:editing-duration>PT4M28S</meta:editing-duration>
    <meta:editing-cycles>1</meta:editing-cycles>
    <meta:document-statistic meta:table-count="0" meta:image-count="3" meta:object-count="0" meta:page-count="1" meta:paragraph-count="7" meta:word-count="20" meta:character-count="109" meta:non-whitespace-character-count="94"/>
    <meta:generator>LibreOffice/7.3.7.2$Linux_X86_64 LibreOffice_project/30$Build-2</meta:generator>
  </office:meta>
</office:document-meta>
</file>